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3B8000045AB2D9D7B7C.wmf"/>
  <manifest:file-entry manifest:media-type="" manifest:full-path="Pictures/2000000700005481000036921D5935CA.wmf"/>
  <manifest:file-entry manifest:media-type="" manifest:full-path="Pictures/200000070000502D000035955CFCA3C8.wmf"/>
  <manifest:file-entry manifest:media-type="" manifest:full-path="Pictures/200000070000535300004726DD329479.wmf"/>
  <manifest:file-entry manifest:media-type="" manifest:full-path="Pictures/200000070000522500005EBBFA517306.wmf"/>
  <manifest:file-entry manifest:media-type="" manifest:full-path="Pictures/20000007000047EA000043E425650820.wmf"/>
  <manifest:file-entry manifest:media-type="" manifest:full-path="Pictures/200000070000528A0000235453BEF8AB.wmf"/>
  <manifest:file-entry manifest:media-type="" manifest:full-path="Pictures/2000000700002F20000008FC6815306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0.6866in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" svg:width="6.4996in" svg:height="7.4748in" svg:x="0in" svg:y="0in">
        <draw:image xlink:href="Pictures/200000070000522500005EBBFA517306.wmf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4" svg:width="4.324in" svg:height="0.6961in" svg:x="0in" svg:y="0in">
        <draw:image xlink:href="Pictures/2000000700002F20000008FC68153066.wmf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4" svg:width="6.4996in" svg:height="5.5323in" svg:x="0in" svg:y="0in">
        <draw:image xlink:href="Pictures/200000070000535300004726DD329479.wmf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4" svg:width="6.4996in" svg:height="2.7748in" svg:x="0in" svg:y="0in">
        <draw:image xlink:href="Pictures/200000070000528A0000235453BEF8AB.wmf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4" svg:width="6.4996in" svg:height="6.1134in" svg:x="0in" svg:y="0in">
        <draw:image xlink:href="Pictures/20000007000047EA000043E425650820.wmf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4" svg:width="6.4996in" svg:height="4.3287in" svg:x="0in" svg:y="0in">
        <draw:image xlink:href="Pictures/200000070000502D000035955CFCA3C8.wmf" xlink:type="simple" xlink:show="embed" xlink:actuate="onLoad">
          <text:p/>
        </draw:image>
      </draw:frame>
      <draw:frame text:anchor-type="page" text:anchor-page-number="0" draw:z-index="12" draw:name="Picture 7" draw:style-name="gr1" draw:text-style-name="P4" svg:width="6.4996in" svg:height="5.3953in" svg:x="0in" svg:y="0in">
        <draw:image xlink:href="Pictures/20000007000053B8000045AB2D9D7B7C.wmf" xlink:type="simple" xlink:show="embed" xlink:actuate="onLoad">
          <text:p/>
        </draw:image>
      </draw:frame>
      <draw:frame text:anchor-type="page" text:anchor-page-number="0" draw:z-index="14" draw:name="Picture 8" draw:style-name="gr1" draw:text-style-name="P4" svg:width="6.4996in" svg:height="4.1807in" svg:x="0in" svg:y="0in">
        <draw:image xlink:href="Pictures/2000000700005481000036921D5935CA.wmf" xlink:type="simple" xlink:show="embed" xlink:actuate="onLoad">
          <text:p/>
        </draw:image>
      </draw:frame>
      <text:p text:style-name="P3"><draw:frame draw:style-name="fr1" text:anchor-type="as-char" svg:width="6.5in" svg:height="7.4752in" draw:z-index="1"><draw:image xlink:href="Pictures/200000070000522500005EBBFA517306.wmf" xlink:type="simple" xlink:show="embed" xlink:actuate="onLoad"/></draw:frame></text:p>
      <text:p text:style-name="P1"><draw:frame draw:style-name="fr1" text:anchor-type="as-char" svg:width="4.3181in" svg:height="0.6953in" draw:z-index="3"><draw:image xlink:href="Pictures/2000000700002F20000008FC68153066.wmf" xlink:type="simple" xlink:show="embed" xlink:actuate="onLoad"/></draw:frame></text:p>
      <text:p text:style-name="P1"/>
      <text:p text:style-name="P2"><text:soft-page-break/><text:tab/><draw:frame draw:style-name="fr1" text:anchor-type="as-char" svg:width="6.5in" svg:height="5.5327in" draw:z-index="5"><draw:image xlink:href="Pictures/200000070000535300004726DD329479.wmf" xlink:type="simple" xlink:show="embed" xlink:actuate="onLoad"/></draw:frame></text:p>
      <text:p text:style-name="P2"><text:soft-page-break/><draw:frame draw:style-name="fr1" text:anchor-type="as-char" svg:width="6.5in" svg:height="2.7744in" draw:z-index="7"><draw:image xlink:href="Pictures/200000070000528A0000235453BEF8AB.wmf" xlink:type="simple" xlink:show="embed" xlink:actuate="onLoad"/></draw:frame></text:p>
      <text:p text:style-name="P2"><text:soft-page-break/><draw:frame draw:style-name="fr1" text:anchor-type="as-char" svg:width="6.5in" svg:height="6.1138in" draw:z-index="9"><draw:image xlink:href="Pictures/20000007000047EA000043E425650820.wmf" xlink:type="simple" xlink:show="embed" xlink:actuate="onLoad"/></draw:frame></text:p>
      <text:p text:style-name="P2"><text:soft-page-break/><draw:frame draw:style-name="fr1" text:anchor-type="as-char" svg:width="6.5in" svg:height="4.3283in" draw:z-index="11"><draw:image xlink:href="Pictures/200000070000502D000035955CFCA3C8.wmf" xlink:type="simple" xlink:show="embed" xlink:actuate="onLoad"/></draw:frame></text:p>
      <text:p text:style-name="P2"><text:soft-page-break/><draw:frame draw:style-name="fr1" text:anchor-type="as-char" svg:width="6.5in" svg:height="5.3957in" draw:z-index="13"><draw:image xlink:href="Pictures/20000007000053B8000045AB2D9D7B7C.wmf" xlink:type="simple" xlink:show="embed" xlink:actuate="onLoad"/></draw:frame></text:p>
      <text:p text:style-name="P2"><text:soft-page-break/><draw:frame draw:style-name="fr1" text:anchor-type="as-char" svg:width="6.5in" svg:height="4.1811in" draw:z-index="15"><draw:image xlink:href="Pictures/2000000700005481000036921D5935CA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William Wu</dc:creator>
    <meta:editing-cycles>1</meta:editing-cycles>
    <meta:creation-date>2016-01-15T19:15:00</meta:creation-date>
    <dc:date>2016-02-01T20:38:07.83</dc:date>
    <meta:editing-duration>PT6S</meta:editing-duration>
    <meta:generator>OpenOffice/4.1.1$Win32 OpenOffice.org_project/411m6$Build-9775</meta:generator>
    <meta:document-statistic meta:table-count="0" meta:image-count="8" meta:object-count="0" meta:page-count="7" meta:paragraph-count="8" meta:word-count="0" meta:character-count="9"/>
    <meta:user-defined meta:name="AppVersion">12.0000</meta:user-defined>
    <meta:user-defined meta:name="Company">BASTARDS Te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